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Node._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rNode._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rNode._followPosition( BitSet [ ] follow , SyntaxNode [ ] n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r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Node._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rNode.StarNode( Syntax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